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11f16c" officeooo:paragraph-rsid="0011f16c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60pt" fo:font-weight="bold" officeooo:rsid="0011f16c" officeooo:paragraph-rsid="0011f16c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40pt" officeooo:rsid="0011f16c" officeooo:paragraph-rsid="0011f16c" style:font-size-asian="35pt" style:font-size-complex="40pt"/>
    </style:style>
    <style:style style:name="P4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11f16c" officeooo:paragraph-rsid="0011f16c" style:font-size-asian="35pt" style:font-size-complex="40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1f16c" officeooo:paragraph-rsid="0011f16c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1f16c" officeooo:paragraph-rsid="0011f16c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12pt" officeooo:rsid="00137f56" officeooo:paragraph-rsid="00137f5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officeooo:rsid="00137f56" officeooo:paragraph-rsid="00137f56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137f56" officeooo:paragraph-rsid="00137f56"/>
    </style:style>
    <style:style style:name="P10" style:family="paragraph" style:parent-style-name="Standard">
      <style:paragraph-properties fo:text-align="start" style:justify-single-word="false"/>
      <style:text-properties officeooo:paragraph-rsid="00137f56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37f56"/>
    </style:style>
    <style:style style:name="P12" style:family="paragraph" style:parent-style-name="Standard" style:list-style-name="L5">
      <style:paragraph-properties fo:text-align="start" style:justify-single-word="false"/>
      <style:text-properties officeooo:paragraph-rsid="0014da61"/>
    </style:style>
    <style:style style:name="P13" style:family="paragraph" style:parent-style-name="Standard">
      <style:paragraph-properties fo:text-align="start" style:justify-single-word="false"/>
      <style:text-properties officeooo:paragraph-rsid="0014da61"/>
    </style:style>
    <style:style style:name="P14" style:family="paragraph" style:parent-style-name="Standard">
      <style:paragraph-properties fo:text-align="start" style:justify-single-word="false"/>
      <style:text-properties officeooo:rsid="0014da61" officeooo:paragraph-rsid="0014da61"/>
    </style:style>
    <style:style style:name="P15" style:family="paragraph" style:parent-style-name="Standard" style:list-style-name="L4">
      <style:paragraph-properties fo:text-align="start" style:justify-single-word="false"/>
      <style:text-properties officeooo:rsid="0014da61" officeooo:paragraph-rsid="0014da61"/>
    </style:style>
    <style:style style:name="P16" style:family="paragraph" style:parent-style-name="Standard">
      <style:paragraph-properties fo:text-align="center" style:justify-single-word="false" fo:break-before="page"/>
      <style:text-properties fo:font-size="20pt" officeooo:rsid="0011f16c" officeooo:paragraph-rsid="0011f16c" style:font-size-asian="17.5pt" style:font-size-complex="20pt"/>
    </style:style>
    <style:style style:name="P17" style:family="paragraph" style:parent-style-name="Footer">
      <style:paragraph-properties fo:text-align="end" style:justify-single-word="false"/>
      <style:text-properties officeooo:rsid="0011f16c" officeooo:paragraph-rsid="0011f16c"/>
    </style:style>
    <style:style style:name="P18" style:family="paragraph" style:parent-style-name="Footer">
      <style:text-properties fo:font-weight="bold" officeooo:rsid="0011f16c" officeooo:paragraph-rsid="0011f16c" style:font-weight-asian="bold" style:font-weight-complex="bold"/>
    </style:style>
    <style:style style:name="T1" style:family="text">
      <style:text-properties fo:font-size="12pt" officeooo:rsid="00137f56" style:font-size-asian="10.5pt" style:font-size-complex="12pt"/>
    </style:style>
    <style:style style:name="T2" style:family="text">
      <style:text-properties officeooo:rsid="0014da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AHIER DES CHARGES</text:p>
      <text:p text:style-name="P1"/>
      <text:p text:style-name="P4">Projet : VOD Métropolis</text:p>
      <text:p text:style-name="P3"/>
      <text:p text:style-name="P3"/>
      <text:p text:style-name="P5">Par : Nicolas PINAS</text:p>
      <text:p text:style-name="P16">SOMMAIRE</text:p>
      <text:p text:style-name="P5"/>
      <text:p text:style-name="P6">I Présentation du projet</text:p>
      <text:p text:style-name="P16"><text:tab/>I PRESENTATION DU PROJET<text:line-break/></text:p>
      <text:list xml:id="list901160613" text:style-name="L1">
        <text:list-item>
          <text:p text:style-name="P11"><text:span text:style-name="T1">Présentation de l’entreprise : </text:span></text:p>
        </text:list-item>
      </text:list>
      <text:p text:style-name="P10"><text:span text:style-name="T1"/></text:p>
      <text:p text:style-name="P10">Cinéma de 10 salles, avec galerie d'art et café, dont l'architecture rend hommage au film de Fritz Lang.</text:p>
      <text:p text:style-name="P10"/>
      <text:list xml:id="list2166697668" text:style-name="L3">
        <text:list-item>
          <text:p text:style-name="P9">Objectifs du site :</text:p>
        </text:list-item>
      </text:list>
      <text:p text:style-name="P8"/>
      <text:p text:style-name="P8">Site internet de vidéo à la demande où les utilisateurs pour retrouver 3 mois après la sortie au cinéma les films.</text:p>
      <text:p text:style-name="P8"/>
      <text:p text:style-name="P14">Le site devra être facile à utiliser et intuitif.</text:p>
      <text:p text:style-name="P14"/>
      <text:list xml:id="list711788870" text:style-name="L4">
        <text:list-item>
          <text:p text:style-name="P15">Cible du projet :</text:p>
        </text:list-item>
      </text:list>
      <text:p text:style-name="P14"/>
      <text:p text:style-name="P14">La cible du site est principalement des particuliers.</text:p>
      <text:p text:style-name="P14"/>
      <text:list xml:id="list330790348" text:style-name="L5">
        <text:list-item>
          <text:p text:style-name="P12"><text:span text:style-name="T2">Périmètre du projet : </text:span></text:p>
        </text:list-item>
      </text:list>
      <text:p text:style-name="P13"/>
      <text:p text:style-name="P14">Le site sera seulement en Francais pour le moment.</text:p>
      <text:p text:style-name="P14"/>
      <text:p text:style-name="P14"/>
      <text:p text:style-name="P10"/>
      <text:p text:style-name="P10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weight="bold" officeooo:rsid="0011f16c" officeooo:paragraph-rsid="0011f16c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1f16c" officeooo:paragraph-rsid="0011f1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1</text:p>
        <text:p text:style-name="MP2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9:43:27.278093398</meta:creation-date>
    <dc:title>Default</dc:title>
    <meta:editing-cycles>2</meta:editing-cycles>
    <meta:generator>LibreOffice/6.0.3.2$Linux_X86_64 LibreOffice_project/00m0$Build-2</meta:generator>
    <meta:editing-duration>PT2M41S</meta:editing-duration>
    <dc:date>2018-07-03T10:08:21.079433419</dc:date>
    <meta:document-statistic meta:table-count="0" meta:image-count="0" meta:object-count="0" meta:page-count="3" meta:paragraph-count="17" meta:word-count="107" meta:character-count="585" meta:non-whitespace-character-count="494"/>
  </office:meta>
</office:document-meta>
</file>